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5.531041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9.73666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921875cm"/>
    </style:style>
    <style:style style:name="co6" style:family="table-column">
      <style:table-column-properties fo:break-before="auto" style:column-width="8.46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Time elapsed was 256680378133ns or 256.680378133s</text:p>
          </table:table-cell>
          <table:table-cell office:value-type="float" office:value="256680378133" table:style-name="ce1">
            <text:p>2.5668E+11</text:p>
          </table:table-cell>
          <table:table-cell office:value-type="float" office:value="256.68037813299998" table:style-name="ce1">
            <text:p>256.6803781</text:p>
          </table:table-cell>
          <table:table-cell table:style-name="ce1"/>
          <table:table-cell office:value-type="float" office:value="256682871534" table:formula="of:=AVERAGE([.B1:.B3])" table:style-name="ce1">
            <text:p>2.56683E+11</text:p>
          </table:table-cell>
          <table:table-cell office:value-type="float" office:value="256.68287153399996" table:formula="of:=AVERAGE([.C1:.C3])" table:style-name="ce1">
            <text:p>256.68287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6686368251ns or 256.686368251s</text:p>
          </table:table-cell>
          <table:table-cell office:value-type="float" office:value="256686368251" table:style-name="ce1">
            <text:p>2.56686E+11</text:p>
          </table:table-cell>
          <table:table-cell office:value-type="float" office:value="256.68636825099998" table:style-name="ce1">
            <text:p>256.6863683</text:p>
          </table:table-cell>
          <table:table-cell table:style-name="ce1"/>
          <table:table-cell office:value-type="float" office:value="255862534874.66666" table:formula="of:=AVERAGE([.B4:.B6])" table:style-name="ce1">
            <text:p>2.55863E+11</text:p>
          </table:table-cell>
          <table:table-cell office:value-type="float" office:value="255.86253487466664" table:formula="of:=AVERAGE([.C4:.C6])" table:style-name="ce1">
            <text:p>255.86253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6681868218ns or 256.681868218s</text:p>
          </table:table-cell>
          <table:table-cell office:value-type="float" office:value="256681868218" table:style-name="ce1">
            <text:p>2.56682E+11</text:p>
          </table:table-cell>
          <table:table-cell office:value-type="float" office:value="256.68186821799998" table:style-name="ce1">
            <text:p>256.6818682</text:p>
          </table:table-cell>
          <table:table-cell table:style-name="ce1"/>
          <table:table-cell office:value-type="float" office:value="257795431610.66666" table:formula="of:=AVERAGE([.B7:.B9])" table:style-name="ce1">
            <text:p>2.57795E+11</text:p>
          </table:table-cell>
          <table:table-cell office:value-type="float" office:value="257.7954316106667" table:formula="of:=AVERAGE([.C7:.C9])" table:style-name="ce1">
            <text:p>257.79543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5862271890ns or 255.862271890s</text:p>
          </table:table-cell>
          <table:table-cell office:value-type="float" office:value="255862271890" table:style-name="ce1">
            <text:p>2.55862E+11</text:p>
          </table:table-cell>
          <table:table-cell office:value-type="float" office:value="255.86227188999999" table:style-name="ce1">
            <text:p>255.8622719</text:p>
          </table:table-cell>
          <table:table-cell table:style-name="ce1"/>
          <table:table-cell office:value-type="float" office:value="262029560304" table:formula="of:=AVERAGE([.B10:.B12])" table:style-name="ce1">
            <text:p>2.6203E+11</text:p>
          </table:table-cell>
          <table:table-cell office:value-type="float" office:value="262.02956030399997" table:formula="of:=AVERAGE([.C10:.C12])" table:style-name="ce1">
            <text:p>262.0295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5862358322ns or 255.862358322s</text:p>
          </table:table-cell>
          <table:table-cell office:value-type="float" office:value="255862358322" table:style-name="ce1">
            <text:p>2.55862E+11</text:p>
          </table:table-cell>
          <table:table-cell office:value-type="float" office:value="255.86235832200001" table:style-name="ce1">
            <text:p>255.8623583</text:p>
          </table:table-cell>
          <table:table-cell table:style-name="ce1"/>
          <table:table-cell office:value-type="float" office:value="256215918340" table:formula="of:=AVERAGE([.B13:.B15])" table:style-name="ce1">
            <text:p>2.56216E+11</text:p>
          </table:table-cell>
          <table:table-cell office:value-type="float" office:value="256.21591833999997" table:formula="of:=AVERAGE([.C13:.C15])" table:style-name="ce1">
            <text:p>256.21591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5862974412ns or 255.862974412s</text:p>
          </table:table-cell>
          <table:table-cell office:value-type="float" office:value="255862974412" table:style-name="ce1">
            <text:p>2.55863E+11</text:p>
          </table:table-cell>
          <table:table-cell office:value-type="float" office:value="255.862974412" table:style-name="ce1">
            <text:p>255.8629744</text:p>
          </table:table-cell>
          <table:table-cell table:style-name="ce1"/>
          <table:table-cell office:value-type="float" office:value="256340111681.33334" table:formula="of:=AVERAGE([.B16:.B18])" table:style-name="ce1">
            <text:p>2.5634E+11</text:p>
          </table:table-cell>
          <table:table-cell office:value-type="float" office:value="256.34011168133338" table:formula="of:=AVERAGE([.C16:.C18])" table:style-name="ce1">
            <text:p>256.3401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7794897692ns or 257.794897692s</text:p>
          </table:table-cell>
          <table:table-cell office:value-type="float" office:value="257794897692" table:style-name="ce1">
            <text:p>2.57795E+11</text:p>
          </table:table-cell>
          <table:table-cell office:value-type="float" office:value="257.79489769200001" table:style-name="ce1">
            <text:p>257.7948977</text:p>
          </table:table-cell>
          <table:table-cell table:style-name="ce1"/>
          <table:table-cell office:value-type="float" office:value="258308179451" table:formula="of:=AVERAGE([.B19:.B21])" table:style-name="ce1">
            <text:p>2.58308E+11</text:p>
          </table:table-cell>
          <table:table-cell office:value-type="float" office:value="258.30817945099994" table:formula="of:=AVERAGE([.C19:.C21])" table:style-name="ce1">
            <text:p>258.30817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7795710364ns or 257.795710364s</text:p>
          </table:table-cell>
          <table:table-cell office:value-type="float" office:value="257795710364" table:style-name="ce1">
            <text:p>2.57796E+11</text:p>
          </table:table-cell>
          <table:table-cell office:value-type="float" office:value="257.795710364" table:style-name="ce1">
            <text:p>257.7957104</text:p>
          </table:table-cell>
          <table:table-cell table:style-name="ce1"/>
          <table:table-cell office:value-type="float" office:value="257016522925.66666" table:formula="of:=AVERAGE([.B22:.B24])" table:style-name="ce1">
            <text:p>2.57017E+11</text:p>
          </table:table-cell>
          <table:table-cell office:value-type="float" office:value="257.01652292566666" table:formula="of:=AVERAGE([.C22:.C24])" table:style-name="ce1">
            <text:p>257.01652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57795686776ns or 257.795686776s</text:p>
          </table:table-cell>
          <table:table-cell office:value-type="float" office:value="257795686776" table:style-name="ce1">
            <text:p>2.57796E+11</text:p>
          </table:table-cell>
          <table:table-cell office:value-type="float" office:value="257.79568677600003" table:style-name="ce1">
            <text:p>257.7956868</text:p>
          </table:table-cell>
          <table:table-cell table:style-name="ce1"/>
          <table:table-cell office:value-type="float" office:value="255690111195" table:formula="of:=AVERAGE([.B25:.B27])" table:style-name="ce1">
            <text:p>2.5569E+11</text:p>
          </table:table-cell>
          <table:table-cell office:value-type="float" office:value="255.69011119499999" table:formula="of:=AVERAGE([.C25:.C27])" table:style-name="ce1">
            <text:p>255.69011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62029394895ns or 262.029394895s</text:p>
          </table:table-cell>
          <table:table-cell office:value-type="float" office:value="262029394895" table:style-name="ce1">
            <text:p>2.62029E+11</text:p>
          </table:table-cell>
          <table:table-cell office:value-type="float" office:value="262.029394895" table:style-name="ce1">
            <text:p>262.0293949</text:p>
          </table:table-cell>
          <table:table-cell table:style-name="ce1"/>
          <table:table-cell office:value-type="float" office:value="260915901399" table:formula="of:=AVERAGE([.B28:.B30])" table:style-name="ce1">
            <text:p>2.60916E+11</text:p>
          </table:table-cell>
          <table:table-cell office:value-type="float" office:value="260.91590139900001" table:formula="of:=AVERAGE([.C28:.C30])" table:style-name="ce1">
            <text:p>260.91590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62029537291ns or 262.029537291s</text:p>
          </table:table-cell>
          <table:table-cell office:value-type="float" office:value="262029537291" table:style-name="ce1">
            <text:p>2.6203E+11</text:p>
          </table:table-cell>
          <table:table-cell office:value-type="float" office:value="262.029537291" table:style-name="ce1">
            <text:p>262.0295373</text:p>
          </table:table-cell>
          <table:table-cell table:number-columns-repeated="2" table:style-name="ce1"/>
          <table:table-cell office:value-type="float" office:value="257.68571433153335" table:formula="of:=AVERAGE([.F1:.F10])" table:style-name="ce1">
            <text:p>257.68571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ime elapsed was 262029748726ns or 262.029748726s</text:p>
          </table:table-cell>
          <table:table-cell office:value-type="float" office:value="262029748726" table:style-name="ce1">
            <text:p>2.6203E+11</text:p>
          </table:table-cell>
          <table:table-cell office:value-type="float" office:value="262.02974872599998" table:style-name="ce1">
            <text:p>262.029748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 elapsed was 256215362825ns or 256.215362825s</text:p>
          </table:table-cell>
          <table:table-cell office:value-type="float" office:value="256215362825" table:style-name="ce1">
            <text:p>2.56215E+11</text:p>
          </table:table-cell>
          <table:table-cell office:value-type="float" office:value="256.215362825" table:style-name="ce1">
            <text:p>256.21536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 elapsed was 256216054938ns or 256.216054938s</text:p>
          </table:table-cell>
          <table:table-cell office:value-type="float" office:value="256216054938" table:style-name="ce1">
            <text:p>2.56216E+11</text:p>
          </table:table-cell>
          <table:table-cell office:value-type="float" office:value="256.21605493800001" table:style-name="ce1">
            <text:p>256.21605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 elapsed was 256216337257ns or 256.216337257s</text:p>
          </table:table-cell>
          <table:table-cell office:value-type="float" office:value="256216337257" table:style-name="ce1">
            <text:p>2.56216E+11</text:p>
          </table:table-cell>
          <table:table-cell office:value-type="float" office:value="256.21633725700002" table:style-name="ce1">
            <text:p>256.216337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 elapsed was 256340092129ns or 256.340092129s</text:p>
          </table:table-cell>
          <table:table-cell office:value-type="float" office:value="256340092129" table:style-name="ce1">
            <text:p>2.5634E+11</text:p>
          </table:table-cell>
          <table:table-cell office:value-type="float" office:value="256.34009212900003" table:style-name="ce1">
            <text:p>256.34009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 elapsed was 256340340885ns or 256.340340885s</text:p>
          </table:table-cell>
          <table:table-cell office:value-type="float" office:value="256340340885" table:style-name="ce1">
            <text:p>2.5634E+11</text:p>
          </table:table-cell>
          <table:table-cell office:value-type="float" office:value="256.34034088499999" table:style-name="ce1">
            <text:p>256.34034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6339902030ns or 256.339902030s</text:p>
          </table:table-cell>
          <table:table-cell office:value-type="float" office:value="256339902030" table:style-name="ce1">
            <text:p>2.5634E+11</text:p>
          </table:table-cell>
          <table:table-cell office:value-type="float" office:value="256.33990203000002" table:style-name="ce1">
            <text:p>256.339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8307841256ns or 258.307841256s</text:p>
          </table:table-cell>
          <table:table-cell office:value-type="float" office:value="258307841256" table:style-name="ce1">
            <text:p>2.58308E+11</text:p>
          </table:table-cell>
          <table:table-cell office:value-type="float" office:value="258.30784125600002" table:style-name="ce1">
            <text:p>258.30784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8307987563ns or 258.307987563s</text:p>
          </table:table-cell>
          <table:table-cell office:value-type="float" office:value="258307987563" table:style-name="ce1">
            <text:p>2.58308E+11</text:p>
          </table:table-cell>
          <table:table-cell office:value-type="float" office:value="258.30798756299998" table:style-name="ce1">
            <text:p>258.30798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8308709534ns or 258.308709534s</text:p>
          </table:table-cell>
          <table:table-cell office:value-type="float" office:value="258308709534" table:style-name="ce1">
            <text:p>2.58309E+11</text:p>
          </table:table-cell>
          <table:table-cell office:value-type="float" office:value="258.308709534" table:style-name="ce1">
            <text:p>258.3087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7016290134ns or 257.016290134s</text:p>
          </table:table-cell>
          <table:table-cell office:value-type="float" office:value="257016290134" table:style-name="ce1">
            <text:p>2.57016E+11</text:p>
          </table:table-cell>
          <table:table-cell office:value-type="float" office:value="257.01629013399997" table:style-name="ce1">
            <text:p>257.0162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7016402556ns or 257.016402556s</text:p>
          </table:table-cell>
          <table:table-cell office:value-type="float" office:value="257016402556" table:style-name="ce1">
            <text:p>2.57016E+11</text:p>
          </table:table-cell>
          <table:table-cell office:value-type="float" office:value="257.016402556" table:style-name="ce1">
            <text:p>257.01640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7016876087ns or 257.016876087s</text:p>
          </table:table-cell>
          <table:table-cell office:value-type="float" office:value="257016876087" table:style-name="ce1">
            <text:p>2.57017E+11</text:p>
          </table:table-cell>
          <table:table-cell office:value-type="float" office:value="257.01687608700001" table:style-name="ce1">
            <text:p>257.01687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5690069757ns or 255.690069757s</text:p>
          </table:table-cell>
          <table:table-cell office:value-type="float" office:value="255690069757" table:style-name="ce1">
            <text:p>2.5569E+11</text:p>
          </table:table-cell>
          <table:table-cell office:value-type="float" office:value="255.690069757" table:style-name="ce1">
            <text:p>255.69006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5690237444ns or 255.690237444s</text:p>
          </table:table-cell>
          <table:table-cell office:value-type="float" office:value="255690237444" table:style-name="ce1">
            <text:p>2.5569E+11</text:p>
          </table:table-cell>
          <table:table-cell office:value-type="float" office:value="255.69023744399999" table:style-name="ce1">
            <text:p>255.69023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55690026384ns or 255.690026384s</text:p>
          </table:table-cell>
          <table:table-cell office:value-type="float" office:value="255690026384" table:style-name="ce1">
            <text:p>2.5569E+11</text:p>
          </table:table-cell>
          <table:table-cell office:value-type="float" office:value="255.69002638399999" table:style-name="ce1">
            <text:p>255.69002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60915687290ns or 260.915687290s</text:p>
          </table:table-cell>
          <table:table-cell office:value-type="float" office:value="260915687290" table:style-name="ce1">
            <text:p>2.60916E+11</text:p>
          </table:table-cell>
          <table:table-cell office:value-type="float" office:value="260.91568728999999" table:style-name="ce1">
            <text:p>260.91568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60915823485ns or 260.915823485s</text:p>
          </table:table-cell>
          <table:table-cell office:value-type="float" office:value="260915823485" table:style-name="ce1">
            <text:p>2.60916E+11</text:p>
          </table:table-cell>
          <table:table-cell office:value-type="float" office:value="260.91582348499998" table:style-name="ce1">
            <text:p>260.91582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60916193422ns or 260.916193422s</text:p>
          </table:table-cell>
          <table:table-cell office:value-type="float" office:value="260916193422" table:style-name="ce1">
            <text:p>2.60916E+11</text:p>
          </table:table-cell>
          <table:table-cell office:value-type="float" office:value="260.91619342199999" table:style-name="ce1">
            <text:p>260.9161934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9-12-25T16:26:40Z</meta:creation-date>
    <dc:date>2019-12-26T11:37:46Z</dc:date>
    <meta:editing-cycles>1</meta:editing-cycles>
    <meta:editing-duration>PT62S</meta:editing-duration>
  </office:meta>
</office:document-meta>
</file>